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vision" table:style-name="ta1">
        <table:table-column table:style-name="co6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number-columns-repeated="16368" table:default-cell-style-name="ce1"/>
        <table:table-row table:style-name="ro1">
          <table:table-cell table:number-columns-repeated="7" table:style-name="ce1"/>
          <table:table-cell office:value-type="string" table:style-name="ce1">
            <text:p>#FullTubes</text:p>
          </table:table-cell>
          <table:table-cell office:value-type="string" table:style-name="ce1">
            <text:p>#EmptyTubes</text:p>
          </table:table-cell>
          <table:table-cell office:value-type="string" table:style-name="ce1">
            <text:p>#Balls</text:p>
          </table:table-cell>
          <table:table-cell office:value-type="string" table:style-name="ce1">
            <text:p>#Colors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IF([.B2]=[real.B2];0;IF([.B2]&gt;[real.B2];1;-1))" table:style-name="ce1">
            <text:p>0</text:p>
          </table:table-cell>
          <table:table-cell office:value-type="float" office:value="0" table:formula="of:=IF([.C2]=[real.C2];0;IF([.C2]&gt;[real.C2];1;-1))" table:style-name="ce1">
            <text:p>0</text:p>
          </table:table-cell>
          <table:table-cell office:value-type="float" office:value="0" table:formula="of:=IF([.D2]=[real.D2];0;IF([.D2]&gt;[real.D2];1;-1))" table:style-name="ce1">
            <text:p>0</text:p>
          </table:table-cell>
          <table:table-cell office:value-type="float" office:value="0" table:formula="of:=IF([.E2]=[real.E2];0;IF([.E2]&gt;[real.E2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quals</text:p>
          </table:table-cell>
          <table:table-cell office:value-type="float" office:value="0" table:formula="of:=IF([.B3]=[real.B3];0;IF([.B3]&gt;[real.B3];1;-1))" table:style-name="ce1">
            <text:p>0</text:p>
          </table:table-cell>
          <table:table-cell office:value-type="float" office:value="0" table:formula="of:=IF([.C3]=[real.C3];0;IF([.C3]&gt;[real.C3];1;-1))" table:style-name="ce1">
            <text:p>0</text:p>
          </table:table-cell>
          <table:table-cell office:value-type="float" office:value="0" table:formula="of:=IF([.D3]=[real.D3];0;IF([.D3]&gt;[real.D3];1;-1))" table:style-name="ce1">
            <text:p>0</text:p>
          </table:table-cell>
          <table:table-cell office:value-type="float" office:value="0" table:formula="of:=IF([.E3]=[real.E3];0;IF([.E3]&gt;[real.E3];1;-1))" table:style-name="ce1">
            <text:p>0</text:p>
          </table:table-cell>
          <table:table-cell table:number-columns-repeated="3" table:style-name="ce1"/>
          <table:table-cell office:value-type="string" table:style-name="ce1">
            <text:p>#FullTubes</text:p>
          </table:table-cell>
          <table:table-cell office:value-type="string" table:style-name="ce1">
            <text:p>#EmptyTubes</text:p>
          </table:table-cell>
          <table:table-cell office:value-type="string" table:style-name="ce1">
            <text:p>#Balls</text:p>
          </table:table-cell>
          <table:table-cell office:value-type="string" table:style-name="ce1">
            <text:p>#Colors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IF([.B4]=[real.B4];0;IF([.B4]&gt;[real.B4];1;-1))" table:style-name="ce1">
            <text:p>0</text:p>
          </table:table-cell>
          <table:table-cell office:value-type="float" office:value="-1" table:formula="of:=IF([.C4]=[real.C4];0;IF([.C4]&gt;[real.C4];1;-1))" table:style-name="ce1">
            <text:p>-1</text:p>
          </table:table-cell>
          <table:table-cell office:value-type="float" office:value="0" table:formula="of:=IF([.D4]=[real.D4];0;IF([.D4]&gt;[real.D4];1;-1))" table:style-name="ce1">
            <text:p>0</text:p>
          </table:table-cell>
          <table:table-cell office:value-type="float" office:value="0" table:formula="of:=IF([.E4]=[real.E4];0;IF([.E4]&gt;[real.E4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IF([.B5]=[real.B5];0;IF([.B5]&gt;[real.B5];1;-1))" table:style-name="ce1">
            <text:p>0</text:p>
          </table:table-cell>
          <table:table-cell office:value-type="float" office:value="0" table:formula="of:=IF([.C5]=[real.C5];0;IF([.C5]&gt;[real.C5];1;-1))" table:style-name="ce1">
            <text:p>0</text:p>
          </table:table-cell>
          <table:table-cell office:value-type="float" office:value="0" table:formula="of:=IF([.D5]=[real.D5];0;IF([.D5]&gt;[real.D5];1;-1))" table:style-name="ce1">
            <text:p>0</text:p>
          </table:table-cell>
          <table:table-cell office:value-type="float" office:value="0" table:formula="of:=IF([.E5]=[real.E5];0;IF([.E5]&gt;[real.E5];1;-1))" table:style-name="ce1">
            <text:p>0</text:p>
          </table:table-cell>
          <table:table-cell table:number-columns-repeated="2" table:style-name="ce1"/>
          <table:table-cell office:value-type="string" table:style-name="ce1">
            <text:p>correct</text:p>
          </table:table-cell>
          <table:table-cell office:value-type="float" office:value="20" table:formula="of:=COUNTIF([.H2:.H22];0)" table:style-name="ce1">
            <text:p>20</text:p>
          </table:table-cell>
          <table:table-cell office:value-type="float" office:value="20" table:formula="of:=COUNTIF([.I2:.I22];0)" table:style-name="ce1">
            <text:p>20</text:p>
          </table:table-cell>
          <table:table-cell office:value-type="float" office:value="19" table:formula="of:=COUNTIF([.J2:.J22];0)" table:style-name="ce1">
            <text:p>19</text:p>
          </table:table-cell>
          <table:table-cell office:value-type="float" office:value="17" table:formula="of:=COUNTIF([.K2:.K22];0)" table:style-name="ce1">
            <text:p>17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IF([.B6]=[real.B6];0;IF([.B6]&gt;[real.B6];1;-1))" table:style-name="ce1">
            <text:p>0</text:p>
          </table:table-cell>
          <table:table-cell office:value-type="float" office:value="0" table:formula="of:=IF([.C6]=[real.C6];0;IF([.C6]&gt;[real.C6];1;-1))" table:style-name="ce1">
            <text:p>0</text:p>
          </table:table-cell>
          <table:table-cell office:value-type="float" office:value="0" table:formula="of:=IF([.D6]=[real.D6];0;IF([.D6]&gt;[real.D6];1;-1))" table:style-name="ce1">
            <text:p>0</text:p>
          </table:table-cell>
          <table:table-cell office:value-type="float" office:value="0" table:formula="of:=IF([.E6]=[real.E6];0;IF([.E6]&gt;[real.E6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IF([.B7]=[real.B7];0;IF([.B7]&gt;[real.B7];1;-1))" table:style-name="ce1">
            <text:p>0</text:p>
          </table:table-cell>
          <table:table-cell office:value-type="float" office:value="0" table:formula="of:=IF([.C7]=[real.C7];0;IF([.C7]&gt;[real.C7];1;-1))" table:style-name="ce1">
            <text:p>0</text:p>
          </table:table-cell>
          <table:table-cell office:value-type="float" office:value="0" table:formula="of:=IF([.D7]=[real.D7];0;IF([.D7]&gt;[real.D7];1;-1))" table:style-name="ce1">
            <text:p>0</text:p>
          </table:table-cell>
          <table:table-cell office:value-type="float" office:value="0" table:formula="of:=IF([.E7]=[real.E7];0;IF([.E7]&gt;[real.E7];1;-1))" table:style-name="ce1">
            <text:p>0</text:p>
          </table:table-cell>
          <table:table-cell table:number-columns-repeated="2" table:style-name="ce1"/>
          <table:table-cell office:value-type="string" table:style-name="ce1">
            <text:p>falseNegative</text:p>
          </table:table-cell>
          <table:table-cell office:value-type="float" office:value="1" table:formula="of:=COUNTIF([.H2:.H22];-1)" table:style-name="ce1">
            <text:p>1</text:p>
          </table:table-cell>
          <table:table-cell office:value-type="float" office:value="1" table:formula="of:=COUNTIF([.I2:.I22];-1)" table:style-name="ce1">
            <text:p>1</text:p>
          </table:table-cell>
          <table:table-cell office:value-type="float" office:value="2" table:formula="of:=COUNTIF([.J2:.J22];-1)" table:style-name="ce1">
            <text:p>2</text:p>
          </table:table-cell>
          <table:table-cell office:value-type="float" office:value="0" table:formula="of:=COUNTIF([.K2:.K22];-1)" table:style-name="ce1">
            <text:p>0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IF([.B8]=[real.B8];0;IF([.B8]&gt;[real.B8];1;-1))" table:style-name="ce1">
            <text:p>0</text:p>
          </table:table-cell>
          <table:table-cell office:value-type="float" office:value="0" table:formula="of:=IF([.C8]=[real.C8];0;IF([.C8]&gt;[real.C8];1;-1))" table:style-name="ce1">
            <text:p>0</text:p>
          </table:table-cell>
          <table:table-cell office:value-type="float" office:value="0" table:formula="of:=IF([.D8]=[real.D8];0;IF([.D8]&gt;[real.D8];1;-1))" table:style-name="ce1">
            <text:p>0</text:p>
          </table:table-cell>
          <table:table-cell office:value-type="float" office:value="0" table:formula="of:=IF([.E8]=[real.E8];0;IF([.E8]&gt;[real.E8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9]=[real.B9];0;IF([.B9]&gt;[real.B9];1;-1))" table:style-name="ce1">
            <text:p>0</text:p>
          </table:table-cell>
          <table:table-cell office:value-type="float" office:value="0" table:formula="of:=IF([.C9]=[real.C9];0;IF([.C9]&gt;[real.C9];1;-1))" table:style-name="ce1">
            <text:p>0</text:p>
          </table:table-cell>
          <table:table-cell office:value-type="float" office:value="0" table:formula="of:=IF([.D9]=[real.D9];0;IF([.D9]&gt;[real.D9];1;-1))" table:style-name="ce1">
            <text:p>0</text:p>
          </table:table-cell>
          <table:table-cell office:value-type="float" office:value="0" table:formula="of:=IF([.E9]=[real.E9];0;IF([.E9]&gt;[real.E9];1;-1))" table:style-name="ce1">
            <text:p>0</text:p>
          </table:table-cell>
          <table:table-cell table:number-columns-repeated="2" table:style-name="ce1"/>
          <table:table-cell office:value-type="string" table:style-name="ce1">
            <text:p>falsePositive</text:p>
          </table:table-cell>
          <table:table-cell office:value-type="float" office:value="0" table:formula="of:=COUNTIF([.H2:.H22];1)" table:style-name="ce1">
            <text:p>0</text:p>
          </table:table-cell>
          <table:table-cell office:value-type="float" office:value="0" table:formula="of:=COUNTIF([.I2:.I22];1)" table:style-name="ce1">
            <text:p>0</text:p>
          </table:table-cell>
          <table:table-cell office:value-type="float" office:value="0" table:formula="of:=COUNTIF([.J2:.J22];1)" table:style-name="ce1">
            <text:p>0</text:p>
          </table:table-cell>
          <table:table-cell office:value-type="float" office:value="4" table:formula="of:=COUNTIF([.K2:.K22];1)" table:style-name="ce1">
            <text:p>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0]=[real.B10];0;IF([.B10]&gt;[real.B10];1;-1))" table:style-name="ce1">
            <text:p>0</text:p>
          </table:table-cell>
          <table:table-cell office:value-type="float" office:value="0" table:formula="of:=IF([.C10]=[real.C10];0;IF([.C10]&gt;[real.C10];1;-1))" table:style-name="ce1">
            <text:p>0</text:p>
          </table:table-cell>
          <table:table-cell office:value-type="float" office:value="0" table:formula="of:=IF([.D10]=[real.D10];0;IF([.D10]&gt;[real.D10];1;-1))" table:style-name="ce1">
            <text:p>0</text:p>
          </table:table-cell>
          <table:table-cell office:value-type="float" office:value="0" table:formula="of:=IF([.E10]=[real.E10];0;IF([.E10]&gt;[real.E10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1]=[real.B11];0;IF([.B11]&gt;[real.B11];1;-1))" table:style-name="ce1">
            <text:p>0</text:p>
          </table:table-cell>
          <table:table-cell office:value-type="float" office:value="0" table:formula="of:=IF([.C11]=[real.C11];0;IF([.C11]&gt;[real.C11];1;-1))" table:style-name="ce1">
            <text:p>0</text:p>
          </table:table-cell>
          <table:table-cell office:value-type="float" office:value="0" table:formula="of:=IF([.D11]=[real.D11];0;IF([.D11]&gt;[real.D11];1;-1))" table:style-name="ce1">
            <text:p>0</text:p>
          </table:table-cell>
          <table:table-cell office:value-type="float" office:value="0" table:formula="of:=IF([.E11]=[real.E11];0;IF([.E11]&gt;[real.E11];1;-1))" table:style-name="ce1">
            <text:p>0</text:p>
          </table:table-cell>
          <table:table-cell table:number-columns-repeated="2" table:style-name="ce1"/>
          <table:table-cell office:value-type="string" table:style-name="ce1">
            <text:p>recall</text:p>
          </table:table-cell>
          <table:table-cell office:value-type="float" office:value="0.95238095238095233" table:formula="of:=[.O5]/([.O5]+[.O7])" table:style-name="ce2">
            <text:p>0,95</text:p>
          </table:table-cell>
          <table:table-cell office:value-type="float" office:value="0.95238095238095233" table:formula="of:=[.P5]/([.P5]+[.P7])" table:style-name="ce2">
            <text:p>0,95</text:p>
          </table:table-cell>
          <table:table-cell office:value-type="float" office:value="0.90476190476190477" table:formula="of:=[.Q5]/([.Q5]+[.Q7])" table:style-name="ce2">
            <text:p>0,90</text:p>
          </table:table-cell>
          <table:table-cell office:value-type="float" office:value="1" table:formula="of:=[.R5]/([.R5]+[.R7])" table:style-name="ce1">
            <text:p>1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-1" table:formula="of:=IF([.B12]=[real.B12];0;IF([.B12]&gt;[real.B12];1;-1))" table:style-name="ce1">
            <text:p>-1</text:p>
          </table:table-cell>
          <table:table-cell office:value-type="float" office:value="0" table:formula="of:=IF([.C12]=[real.C12];0;IF([.C12]&gt;[real.C12];1;-1))" table:style-name="ce1">
            <text:p>0</text:p>
          </table:table-cell>
          <table:table-cell office:value-type="float" office:value="-1" table:formula="of:=IF([.D12]=[real.D12];0;IF([.D12]&gt;[real.D12];1;-1))" table:style-name="ce1">
            <text:p>-1</text:p>
          </table:table-cell>
          <table:table-cell office:value-type="float" office:value="0" table:formula="of:=IF([.E12]=[real.E12];0;IF([.E12]&gt;[real.E12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3]=[real.B13];0;IF([.B13]&gt;[real.B13];1;-1))" table:style-name="ce1">
            <text:p>0</text:p>
          </table:table-cell>
          <table:table-cell office:value-type="float" office:value="0" table:formula="of:=IF([.C13]=[real.C13];0;IF([.C13]&gt;[real.C13];1;-1))" table:style-name="ce1">
            <text:p>0</text:p>
          </table:table-cell>
          <table:table-cell office:value-type="float" office:value="0" table:formula="of:=IF([.D13]=[real.D13];0;IF([.D13]&gt;[real.D13];1;-1))" table:style-name="ce1">
            <text:p>0</text:p>
          </table:table-cell>
          <table:table-cell office:value-type="float" office:value="0" table:formula="of:=IF([.E13]=[real.E13];0;IF([.E13]&gt;[real.E13];1;-1))" table:style-name="ce1">
            <text:p>0</text:p>
          </table:table-cell>
          <table:table-cell table:number-columns-repeated="2" table:style-name="ce1"/>
          <table:table-cell office:value-type="string" table:style-name="ce1">
            <text:p>precision</text:p>
          </table:table-cell>
          <table:table-cell office:value-type="float" office:value="1" table:formula="of:=[.O5]/([.O5]+[.O9])" table:style-name="ce1">
            <text:p>1</text:p>
          </table:table-cell>
          <table:table-cell office:value-type="float" office:value="1" table:formula="of:=[.P5]/([.P5]+[.P9])" table:style-name="ce1">
            <text:p>1</text:p>
          </table:table-cell>
          <table:table-cell office:value-type="float" office:value="1" table:formula="of:=[.Q5]/([.Q5]+[.Q9])" table:style-name="ce1">
            <text:p>1</text:p>
          </table:table-cell>
          <table:table-cell office:value-type="float" office:value="0.80952380952380953" table:formula="of:=[.R5]/([.R5]+[.R9])" table:style-name="ce2">
            <text:p>0,81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formula="of:=IF([.B14]=[real.B14];0;IF([.B14]&gt;[real.B14];1;-1))" table:style-name="ce1">
            <text:p>0</text:p>
          </table:table-cell>
          <table:table-cell office:value-type="float" office:value="0" table:formula="of:=IF([.C14]=[real.C14];0;IF([.C14]&gt;[real.C14];1;-1))" table:style-name="ce1">
            <text:p>0</text:p>
          </table:table-cell>
          <table:table-cell office:value-type="float" office:value="0" table:formula="of:=IF([.D14]=[real.D14];0;IF([.D14]&gt;[real.D14];1;-1))" table:style-name="ce1">
            <text:p>0</text:p>
          </table:table-cell>
          <table:table-cell office:value-type="float" office:value="1" table:formula="of:=IF([.E14]=[real.E14];0;IF([.E14]&gt;[real.E14];1;-1)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formula="of:=IF([.B15]=[real.B15];0;IF([.B15]&gt;[real.B15];1;-1))" table:style-name="ce1">
            <text:p>0</text:p>
          </table:table-cell>
          <table:table-cell office:value-type="float" office:value="0" table:formula="of:=IF([.C15]=[real.C15];0;IF([.C15]&gt;[real.C15];1;-1))" table:style-name="ce1">
            <text:p>0</text:p>
          </table:table-cell>
          <table:table-cell office:value-type="float" office:value="0" table:formula="of:=IF([.D15]=[real.D15];0;IF([.D15]&gt;[real.D15];1;-1))" table:style-name="ce1">
            <text:p>0</text:p>
          </table:table-cell>
          <table:table-cell office:value-type="float" office:value="0" table:formula="of:=IF([.E15]=[real.E15];0;IF([.E15]&gt;[real.E15];1;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6]=[real.B16];0;IF([.B16]&gt;[real.B16];1;-1))" table:style-name="ce1">
            <text:p>0</text:p>
          </table:table-cell>
          <table:table-cell office:value-type="float" office:value="0" table:formula="of:=IF([.C16]=[real.C16];0;IF([.C16]&gt;[real.C16];1;-1))" table:style-name="ce1">
            <text:p>0</text:p>
          </table:table-cell>
          <table:table-cell office:value-type="float" office:value="-1" table:formula="of:=IF([.D16]=[real.D16];0;IF([.D16]&gt;[real.D16];1;-1))" table:style-name="ce1">
            <text:p>-1</text:p>
          </table:table-cell>
          <table:table-cell office:value-type="float" office:value="1" table:formula="of:=IF([.E16]=[real.E16];0;IF([.E16]&gt;[real.E16];1;-1)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0" table:formula="of:=IF([.B17]=[real.B17];0;IF([.B17]&gt;[real.B17];1;-1))" table:style-name="ce1">
            <text:p>0</text:p>
          </table:table-cell>
          <table:table-cell office:value-type="float" office:value="0" table:formula="of:=IF([.C17]=[real.C17];0;IF([.C17]&gt;[real.C17];1;-1))" table:style-name="ce1">
            <text:p>0</text:p>
          </table:table-cell>
          <table:table-cell office:value-type="float" office:value="0" table:formula="of:=IF([.D17]=[real.D17];0;IF([.D17]&gt;[real.D17];1;-1))" table:style-name="ce1">
            <text:p>0</text:p>
          </table:table-cell>
          <table:table-cell office:value-type="float" office:value="0" table:formula="of:=IF([.E17]=[real.E17];0;IF([.E17]&gt;[real.E17];1;-1)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8]=[real.B18];0;IF([.B18]&gt;[real.B18];1;-1))" table:style-name="ce1">
            <text:p>0</text:p>
          </table:table-cell>
          <table:table-cell office:value-type="float" office:value="0" table:formula="of:=IF([.C18]=[real.C18];0;IF([.C18]&gt;[real.C18];1;-1))" table:style-name="ce1">
            <text:p>0</text:p>
          </table:table-cell>
          <table:table-cell office:value-type="float" office:value="0" table:formula="of:=IF([.D18]=[real.D18];0;IF([.D18]&gt;[real.D18];1;-1))" table:style-name="ce1">
            <text:p>0</text:p>
          </table:table-cell>
          <table:table-cell office:value-type="float" office:value="0" table:formula="of:=IF([.E18]=[real.E18];0;IF([.E18]&gt;[real.E18];1;-1)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19]=[real.B19];0;IF([.B19]&gt;[real.B19];1;-1))" table:style-name="ce1">
            <text:p>0</text:p>
          </table:table-cell>
          <table:table-cell office:value-type="float" office:value="0" table:formula="of:=IF([.C19]=[real.C19];0;IF([.C19]&gt;[real.C19];1;-1))" table:style-name="ce1">
            <text:p>0</text:p>
          </table:table-cell>
          <table:table-cell office:value-type="float" office:value="0" table:formula="of:=IF([.D19]=[real.D19];0;IF([.D19]&gt;[real.D19];1;-1))" table:style-name="ce1">
            <text:p>0</text:p>
          </table:table-cell>
          <table:table-cell office:value-type="float" office:value="1" table:formula="of:=IF([.E19]=[real.E19];0;IF([.E19]&gt;[real.E19];1;-1))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IF([.B20]=[real.B20];0;IF([.B20]&gt;[real.B20];1;-1))" table:style-name="ce1">
            <text:p>0</text:p>
          </table:table-cell>
          <table:table-cell office:value-type="float" office:value="0" table:formula="of:=IF([.C20]=[real.C20];0;IF([.C20]&gt;[real.C20];1;-1))" table:style-name="ce1">
            <text:p>0</text:p>
          </table:table-cell>
          <table:table-cell office:value-type="float" office:value="0" table:formula="of:=IF([.D20]=[real.D20];0;IF([.D20]&gt;[real.D20];1;-1))" table:style-name="ce1">
            <text:p>0</text:p>
          </table:table-cell>
          <table:table-cell office:value-type="float" office:value="0" table:formula="of:=IF([.E20]=[real.E20];0;IF([.E20]&gt;[real.E20];1;-1)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0" table:formula="of:=IF([.B21]=[real.B21];0;IF([.B21]&gt;[real.B21];1;-1))" table:style-name="ce1">
            <text:p>0</text:p>
          </table:table-cell>
          <table:table-cell office:value-type="float" office:value="0" table:formula="of:=IF([.C21]=[real.C21];0;IF([.C21]&gt;[real.C21];1;-1))" table:style-name="ce1">
            <text:p>0</text:p>
          </table:table-cell>
          <table:table-cell office:value-type="float" office:value="0" table:formula="of:=IF([.D21]=[real.D21];0;IF([.D21]&gt;[real.D21];1;-1))" table:style-name="ce1">
            <text:p>0</text:p>
          </table:table-cell>
          <table:table-cell office:value-type="float" office:value="1" table:formula="of:=IF([.E21]=[real.E21];0;IF([.E21]&gt;[real.E21];1;-1))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0" table:formula="of:=IF([.B22]=[real.B22];0;IF([.B22]&gt;[real.B22];1;-1))" table:style-name="ce1">
            <text:p>0</text:p>
          </table:table-cell>
          <table:table-cell office:value-type="float" office:value="0" table:formula="of:=IF([.C22]=[real.C22];0;IF([.C22]&gt;[real.C22];1;-1))" table:style-name="ce1">
            <text:p>0</text:p>
          </table:table-cell>
          <table:table-cell office:value-type="float" office:value="0" table:formula="of:=IF([.D22]=[real.D22];0;IF([.D22]&gt;[real.D22];1;-1))" table:style-name="ce1">
            <text:p>0</text:p>
          </table:table-cell>
          <table:table-cell office:value-type="float" office:value="0" table:formula="of:=IF([.E22]=[real.E22];0;IF([.E22]&gt;[real.E22];1;-1))" table:style-name="ce1">
            <text:p>0</text:p>
          </table:table-cell>
          <table:table-cell table:number-columns-repeated="16373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1</meta:generator>
    <meta:initial-creator>Denise Angilica</meta:initial-creator>
    <dc:creator>Denise Angilica</dc:creator>
    <meta:creation-date>2023-08-31T12:17:30Z</meta:creation-date>
    <dc:date>2023-08-31T14:06:43Z</dc:date>
    <meta:editing-duration>PT0S</meta:editing-duration>
  </office:meta>
</office:document-meta>
</file>